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d1416" officeooo:paragraph-rsid="001d1416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f31b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a410a" style:font-weight-asian="normal" style:font-weight-complex="normal"/>
    </style:style>
    <style:style style:name="T5" style:family="text">
      <style:text-properties officeooo:rsid="0011a9b5"/>
    </style:style>
    <style:style style:name="T6" style:family="text">
      <style:text-properties officeooo:rsid="001303a3"/>
    </style:style>
    <style:style style:name="T7" style:family="text">
      <style:text-properties officeooo:rsid="00134ac9"/>
    </style:style>
    <style:style style:name="T8" style:family="text">
      <style:text-properties style:text-underline-style="none"/>
    </style:style>
    <style:style style:name="T9" style:family="text">
      <style:text-properties officeooo:rsid="0016c085"/>
    </style:style>
    <style:style style:name="T10" style:family="text">
      <style:text-properties officeooo:rsid="0017a82b"/>
    </style:style>
    <style:style style:name="T11" style:family="text">
      <style:text-properties officeooo:rsid="0018d5d9"/>
    </style:style>
    <style:style style:name="T12" style:family="text">
      <style:text-properties officeooo:rsid="001a41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410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410a" style:font-weight-asian="normal" style:font-weight-complex="normal"/>
    </style:style>
    <style:style style:name="T17" style:family="text">
      <style:text-properties officeooo:rsid="001b8cdb"/>
    </style:style>
    <style:style style:name="T18" style:family="text">
      <style:text-properties officeooo:rsid="001e9407"/>
    </style:style>
    <style:style style:name="T19" style:family="text">
      <style:text-properties officeooo:rsid="001f70fa"/>
    </style:style>
    <style:style style:name="T20" style:family="text">
      <style:text-properties officeooo:rsid="0020f6c2"/>
    </style:style>
    <style:style style:name="T21" style:family="text">
      <style:text-properties officeooo:rsid="00219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ress(<text:span text:style-name="T1">id</text:span>,street,number,complement,zipcode,district,city,state,id_country<text:span text:style-name="T5">#</text:span>)</text:p>
      <text:p text:style-name="P1">country (<text:span text:style-name="T1">id</text:span>,name)</text:p>
      <text:p text:style-name="P1">staff (<text:span text:style-name="T1">id,</text:span>firstname,lastname,class,phone,id_address<text:span text:style-name="T6">#,</text:span>ssn,birth,admitted_at ,fired_at,emergency_phon<text:span text:style-name="T6">e</text:span>)</text:p>
      <text:p text:style-name="P1">staff_holidays (<text:span text:style-name="T1">id</text:span>,id_staff<text:span text:style-name="T6">#</text:span>,holiday)</text:p>
      <text:p text:style-name="P1">department <text:span text:style-name="T7">(</text:span><text:span text:style-name="T1">id</text:span><text:span text:style-name="T8">,</text:span>name,emai,id_address<text:span text:style-name="T7">#</text:span>,id_manager<text:span text:style-name="T7">#</text:span>,id_assistant<text:span text:style-name="T7">#)</text:span></text:p>
      <text:p text:style-name="P1">department_workers (<text:span text:style-name="T1">id_staff</text:span><text:span text:style-name="T2">#</text:span><text:span text:style-name="T1">,id_department</text:span><text:span text:style-name="T2">#</text:span>)</text:p>
      <text:p text:style-name="P1">approvement (<text:span text:style-name="T1">id</text:span>,status,checked_at,id_checker_staff<text:span text:style-name="T9">#</text:span>)</text:p>
      <text:p text:style-name="P1">mission (<text:span text:style-name="T1">id</text:span>,start_at,end_at,name,description,id_dst_address<text:span text:style-name="T10">#</text:span>,id_department<text:span text:style-name="T10">#</text:span>,id_approvement<text:span text:style-name="T10">#)</text:span></text:p>
      <text:p text:style-name="P1">mission_costs (<text:span text:style-name="T1">id</text:span>,cost,description,comments,cost_date,id_mission<text:span text:style-name="T11">#</text:span>,id_staff<text:span text:style-name="T11">#)</text:span></text:p>
      <text:p text:style-name="P1">invoice (<text:span text:style-name="T1">id</text:span>,id_mission_cost<text:span text:style-name="T12">#</text:span>,attachment_path,comments,paid,id_approvement<text:span text:style-name="T12">#)</text:span></text:p>
      <text:p text:style-name="P1">mission_staff (<text:span text:style-name="T3">id_mission</text:span><text:span text:style-name="T4">#</text:span><text:span text:style-name="T3">,id_staff</text:span><text:span text:style-name="T4">#</text:span><text:span text:style-name="T12">)</text:span></text:p>
      <text:p text:style-name="P1">cars (<text:span text:style-name="T1">id</text:span>,brand,model ,chassis,license_plate,insurance_number<text:span text:style-name="T17">)</text:span></text:p>
      <text:p text:style-name="P2">car_maintenance (<text:span text:style-name="T1">id</text:span>,id_car#,inspected_at,description)</text:p>
      <text:p text:style-name="P2">plane_transport (<text:span text:style-name="T1">id</text:span>,id_mission_cost<text:span text:style-name="T18">#</text:span>,company_name,ticket_ref,flight_number,seat_number,departure_at,arrival_at<text:span text:style-name="T18">)</text:span></text:p>
      <text:p text:style-name="P2">train_transport (<text:span text:style-name="T1">id</text:span>,id_mission_cost<text:span text:style-name="T19">#,</text:span>company_name,ticket_ref,train_number,seat_number,departure_at,arrival_at<text:span text:style-name="T19">)</text:span></text:p>
      <text:p text:style-name="P2">car_rental_transport (<text:span text:style-name="T1">id</text:span>,id_mission_cost<text:span text:style-name="T20">#</text:span>,company_name,rental_ref,car_reg,rented_at,returned_at<text:span text:style-name="T20">)</text:span></text:p>
      <text:p text:style-name="P2">service_car_transport (<text:span text:style-name="T1">id</text:span>,id_mission_cost<text:span text:style-name="T21">#</text:span>,id_car<text:span text:style-name="T21">#</text:span>,km_driven,withdrawal_at,returned_at<text:span text:style-name="T2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23:21:55.216911000</meta:creation-date>
    <meta:generator>LibreOffice/6.2.4.2$MacOSX_X86_64 LibreOffice_project/2412653d852ce75f65fbfa83fb7e7b669a126d64</meta:generator>
    <dc:date>2020-02-21T23:50:49.103451000</dc:date>
    <meta:editing-duration>PT28M22S</meta:editing-duration>
    <meta:editing-cycles>14</meta:editing-cycles>
    <meta:document-statistic meta:table-count="0" meta:image-count="0" meta:object-count="0" meta:page-count="1" meta:paragraph-count="17" meta:word-count="35" meta:character-count="1189" meta:non-whitespace-character-count="1171"/>
  </office:meta>
</office:document-meta>
</file>